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14e" officeooo:paragraph-rsid="000a414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st</text:span> Implementation <text:s/>: <text:s text:c="3"/><text:a xlink:type="simple" xlink:href="https://github.com/OlgaChernytska/Visual-Inspection" text:style-name="Internet_20_link" text:visited-style-name="Visited_20_Internet_20_Link">https://github.com/OlgaChernytska/Visual-Inspection</text:a></text:p>
      <text:p text:style-name="P1"/>
      <text:p text:style-name="P1"><text:s/>Author : <text:s/>OlgaChernytska </text:p>
      <text:p text:style-name="P1"><text:s/>Blog <text:s/>: Available </text:p>
      <text:p text:style-name="P1"><text:s/>Implementation : <text:s/><text:span text:style-name="T3">Custom VGG 16 </text:span></text:p>
      <text:p text:style-name="P1"/>
      <text:p text:style-name="P1"/>
      <text:p text:style-name="P1">2<text:span text:style-name="T1">nd</text:span> Implementation : <text:s text:c="2"/></text:p>
      <text:p text:style-name="P1"/>
      <text:p text:style-name="P1"><text:a xlink:type="simple" xlink:href="https://github.com/CY-Jeong/anomaly-detection-mvtec/1d32573d63d5358a4f04240a2ca05b34cd64fff8" text:style-name="Internet_20_link" text:visited-style-name="Visited_20_Internet_20_Link">https://github.com/CY-Jeong/anomaly-detection-mvtec/1d32573d63d5358a4f04240a2ca05b34cd64fff8</text:a></text:p>
      <text:p text:style-name="P1"/>
      <text:p text:style-name="P1">Author <text:s/>: <text:s/><text:a xlink:type="simple" xlink:href="https://github.com/CY-Jeong/anomaly-detection-mvtec/1d32573d63d5358a4f04240a2ca05b34cd64fff8" text:style-name="Internet_20_link" text:visited-style-name="Visited_20_Internet_20_Link">CY-Jeong</text:a></text:p>
      <text:p text:style-name="P1">Implementation <text:span text:style-name="T3">: AutoEncoder <text:s/>+ Custom GAN <text:s/>(Anogan)</text:span></text:p>
      <text:p text:style-name="P1"/>
      <text:p text:style-name="P1">3<text:span text:style-name="T1">rd</text:span> Implementation :</text:p>
      <text:p text:style-name="P1"/>
      <text:p text:style-name="P1"><text:a xlink:type="simple" xlink:href="https://github.com/shellysheynin/A-Hierarchical-Transformation-Discriminating-Generative-Model-for-Few-Shot-Anomaly-Detection/tree/ab47850b65fe2aa714d3822d52a1607bc80331c0" text:style-name="Internet_20_link" text:visited-style-name="Visited_20_Internet_20_Link">https://github.com/shellysheynin/A-Hierarchical-Transformation-Discriminating-Generative-Model-for-Few-Shot-Anomaly-Detection/tree/ab47850b65fe2aa714d3822d52a1607bc80331c0</text:a></text:p>
      <text:p text:style-name="P1"/>
      <text:p text:style-name="P1">Author : <text:s/>Shelly sheynin</text:p>
      <text:p text:style-name="P1">Implementation : Based on <text:span text:style-name="T3">SinGAN</text:span></text:p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5:33:16.338545417</meta:creation-date>
    <dc:date>2022-06-08T15:59:01.123801276</dc:date>
    <meta:editing-duration>PT15M34S</meta:editing-duration>
    <meta:editing-cycles>1</meta:editing-cycles>
    <meta:document-statistic meta:table-count="0" meta:image-count="0" meta:object-count="0" meta:page-count="1" meta:paragraph-count="13" meta:word-count="42" meta:character-count="589" meta:non-whitespace-character-count="536"/>
    <meta:generator>LibreOffice/6.4.7.2$Linux_X86_64 LibreOffice_project/40$Build-2</meta:generator>
  </office:meta>
</office:document-meta>
</file>